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2pt" style:font-size-asian="12pt" style:font-size-complex="12pt"/>
    </style:style>
    <style:style style:name="P3" style:family="paragraph" style:parent-style-name="Standard">
      <style:paragraph-properties fo:line-height="115%" fo:break-before="auto" fo:break-after="auto" style:writing-mode="lr-tb"/>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fo:line-height="115%" fo:break-before="auto" fo:break-after="auto" style:writing-mode="lr-tb"/>
      <style:text-properties fo:color="#b7b7b7" fo:font-size="12pt" style:font-size-asian="12pt" style:font-size-complex="12pt"/>
    </style:style>
    <style:style style:name="P5" style:family="paragraph" style:parent-style-name="Standard">
      <style:paragraph-properties fo:line-height="115%" fo:break-before="auto" fo:break-after="auto" style:writing-mode="lr-tb"/>
      <style:text-properties fo:color="#cccccc" fo:font-size="12pt" style:font-size-asian="12pt" style:font-size-complex="12pt"/>
    </style:style>
    <style:style style:name="P6" style:family="paragraph" style:parent-style-name="Standard">
      <style:paragraph-properties fo:margin-left="0.5in" fo:margin-right="0in" fo:line-height="115%" fo:text-indent="0in" style:auto-text-indent="false" fo:break-before="auto" fo:break-after="auto" style:writing-mode="lr-tb"/>
    </style:style>
    <style:style style:name="P7" style:family="paragraph" style:parent-style-name="Standard">
      <style:paragraph-properties fo:margin-left="0in" fo:margin-right="0in" fo:line-height="115%" fo:text-indent="0in" style:auto-text-indent="false" fo:break-before="auto" fo:break-after="auto" style:writing-mode="lr-tb"/>
    </style:style>
    <style:style style:name="P8" style:family="paragraph" style:parent-style-name="Standard">
      <style:paragraph-properties fo:margin-left="0.5in" fo:margin-right="0in" fo:margin-top="0in" fo:margin-bottom="0in" fo:line-height="100%" fo:text-align="start" style:justify-single-word="false" fo:text-indent="-0.5in" style:auto-text-indent="false" fo:break-before="auto" fo:break-after="auto" style:writing-mode="lr-tb"/>
    </style:style>
    <style:style style:name="P9" style:family="paragraph" style:parent-style-name="Standard">
      <style:paragraph-properties fo:margin-left="0in" fo:margin-right="0in" fo:line-height="115%" fo:text-indent="0.5in" style:auto-text-indent="false" fo:break-before="auto" fo:break-after="auto" style:writing-mode="lr-tb"/>
    </style:style>
    <style:style style:name="P10" style:family="paragraph" style:parent-style-name="Standard" style:master-page-name="Standard">
      <style:paragraph-properties fo:line-height="115%" style:page-number="auto" fo:break-before="auto" fo:break-after="auto" style:writing-mode="lr-tb"/>
      <style:text-properties fo:font-size="14pt" style:font-size-asian="14pt" style:font-size-complex="14pt"/>
    </style:style>
    <style:style style:name="P11" style:family="paragraph" style:parent-style-name="Standard">
      <style:paragraph-properties fo:margin-left="0.5in" fo:margin-right="0in" fo:line-height="115%" fo:text-indent="0in" style:auto-text-indent="false" fo:break-before="auto" fo:break-after="auto" style:writing-mode="lr-tb"/>
      <style:text-properties fo:color="#cccccc" fo:font-size="12pt" style:font-size-asian="12pt" style:font-size-complex="12pt"/>
    </style:style>
    <style:style style:name="P12" style:family="paragraph" style:parent-style-name="Standard">
      <style:paragraph-properties fo:margin-left="0.5in" fo:margin-right="0in" fo:line-height="115%" fo:text-indent="0in" style:auto-text-indent="false" fo:break-before="auto" fo:break-after="auto" style:writing-mode="lr-tb"/>
      <style:text-properties fo:color="#b7b7b7" fo:font-size="12pt" style:font-size-asian="12pt" style:font-size-complex="12pt"/>
    </style:style>
    <style:style style:name="P13" style:family="paragraph" style:parent-style-name="Standard">
      <style:paragraph-properties fo:margin-left="0.5in" fo:margin-right="0in" fo:line-height="115%" fo:text-indent="0in" style:auto-text-indent="false" fo:break-before="auto" fo:break-after="auto" style:writing-mode="lr-tb"/>
      <style:text-properties fo:font-size="12pt" style:font-size-asian="12pt" style:font-size-complex="12pt"/>
    </style:style>
    <style:style style:name="P14" style:family="paragraph" style:parent-style-name="Standard">
      <style:paragraph-properties fo:line-height="115%" fo:break-before="auto" fo:break-after="auto" style:writing-mode="lr-tb"/>
      <style:text-properties fo:color="#cccccc" fo:font-size="12pt" style:font-size-asian="12pt" style:font-size-complex="12pt"/>
    </style:style>
    <style:style style:name="P15" style:family="paragraph" style:parent-style-name="Standard">
      <style:paragraph-properties fo:line-height="115%" fo:break-before="auto" fo:break-after="auto" style:writing-mode="lr-tb"/>
      <style:text-properties fo:color="#b7b7b7" fo:font-size="12pt" style:font-size-asian="12pt" style:font-size-complex="12pt"/>
    </style:style>
    <style:style style:name="P16" style:family="paragraph" style:parent-style-name="Standard">
      <style:paragraph-properties fo:line-height="115%" fo:break-before="auto" fo:break-after="auto" style:writing-mode="lr-tb"/>
      <style:text-properties fo:font-size="12pt" style:font-size-asian="12pt" style:font-size-complex="12pt"/>
    </style:style>
    <style:style style:name="P17" style:family="paragraph" style:parent-style-name="Standard">
      <style:paragraph-properties fo:line-height="115%" fo:break-before="auto" fo:break-after="auto" style:writing-mode="lr-tb"/>
    </style:style>
    <style:style style:name="P18" style:family="paragraph" style:parent-style-name="Standard">
      <style:paragraph-properties fo:margin-left="0in" fo:margin-right="0in" fo:line-height="115%" fo:text-indent="0in" style:auto-text-indent="false" style:writing-mode="lr-tb"/>
      <style:text-properties fo:font-size="12pt" style:font-size-asian="12pt" style:font-size-complex="12pt"/>
    </style:style>
    <style:style style:name="P19" style:family="paragraph" style:parent-style-name="Standard">
      <style:paragraph-properties fo:margin-left="0in" fo:margin-right="0in" fo:line-height="115%" fo:text-indent="0in" style:auto-text-indent="false" style:writing-mode="lr-tb"/>
      <style:text-properties fo:color="#b7b7b7" fo:font-size="12pt" style:font-size-asian="12pt" style:font-size-complex="12pt"/>
    </style:style>
    <style:style style:name="P20" style:family="paragraph" style:parent-style-name="Standard">
      <style:paragraph-properties fo:margin-left="0.5in" fo:margin-right="0in" fo:margin-top="0in" fo:margin-bottom="0in" fo:line-height="100%" fo:text-align="start" style:justify-single-word="false" fo:text-indent="-0.5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line-height="115%" style:writing-mode="lr-tb"/>
    </style:style>
    <style:style style:name="P22" style:family="paragraph" style:parent-style-name="Standard">
      <style:paragraph-properties fo:line-height="115%"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color="#cccccc" fo:font-size="12pt" style:font-size-asian="12pt" style:font-size-complex="12pt"/>
    </style:style>
    <style:style style:name="T5" style:family="text">
      <style:text-properties fo:color="#b7b7b7" fo:font-size="12pt" style:font-size-asian="12pt" style:font-size-complex="12pt"/>
    </style:style>
    <style:style style:name="T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asic Output</text:p>
      <text:p text:style-name="P1"><text:span text:style-name="T1">Output in C++ is done with the object \texttt{cout} (“console output”). The object \texttt{</text:span><text:span text:style-name="T2">cout}</text:span><text:span text:style-name="T1"> prints useful information to the screen for the user. For example, if we wanted to prompt the user with </text:span></text:p>
      <text:p text:style-name="P21"><text:span text:style-name="T1"/></text:p>
      <text:p text:style-name="P21"><text:span text:style-name="T1">\noindent \texttt{Type in your name:}</text:span></text:p>
      <text:p text:style-name="P21"><text:span text:style-name="T1"/></text:p>
      <text:p text:style-name="P21"><text:span text:style-name="T1">\noindent we would use \texttt{</text:span><text:span text:style-name="T2">cout}</text:span><text:span text:style-name="T1">. \texttt{</text:span><text:span text:style-name="T2">cout}</text:span><text:span text:style-name="T1"> is extremely important when you are starting to learn C++ as it gives you the ability to display the current state of any variable and provide user feedback at any point in your program. Let’s make a program that outputs something to the screen:</text:span></text:p>
      <text:p text:style-name="P2"/>
      <text:p text:style-name="P6"><text:span text:style-name="T4">#</text:span><text:span text:style-name="T4">include</text:span><text:span text:style-name="T4"> &lt;</text:span><text:span text:style-name="T4">iostream</text:span><text:span text:style-name="T4">&gt;</text:span></text:p>
      <text:p text:style-name="P6"><text:span text:style-name="T4">using</text:span><text:span text:style-name="T4"> </text:span><text:span text:style-name="T4">namespace</text:span><text:span text:style-name="T4"> </text:span><text:span text:style-name="T4">std</text:span><text:span text:style-name="T4">;</text:span></text:p>
      <text:p text:style-name="P6"><text:span text:style-name="T4">int</text:span><text:span text:style-name="T4"> </text:span><text:span text:style-name="T4">main</text:span><text:span text:style-name="T4">()</text:span></text:p>
      <text:p text:style-name="P11">{</text:p>
      <text:p text:style-name="P6"><text:span text:style-name="T1"><text:tab/></text:span><text:span text:style-name="T1">cout</text:span><text:span text:style-name="T1"> &lt;&lt; “</text:span><text:span text:style-name="T1">Go</text:span><text:span text:style-name="T1"> </text:span><text:span text:style-name="T1">Cadets</text:span><text:span text:style-name="T1">!”;</text:span></text:p>
      <text:p text:style-name="P6"><text:span text:style-name="T5"><text:tab/></text:span><text:span text:style-name="T5">return</text:span><text:span text:style-name="T5"> 0;</text:span></text:p>
      <text:p text:style-name="P12">}</text:p>
      <text:p text:style-name="P4"/>
      <text:p text:style-name="P1"><text:span text:style-name="T1">Don’t mind the grayed out code, that’s necessary, but we’ll get to it later. Your development environment may provide much of that code anyways; if not, type it in, but don't worry about that material just yet. </text:span></text:p>
      <text:p text:style-name="P2"/>
      <text:p text:style-name="P1"><text:span text:style-name="T1">The symbol \texttt{&lt;&lt;} is called the \emph{redirect operator} and is needed between \texttt{</text:span><text:span text:style-name="T2">cout}</text:span><text:span text:style-name="T1"> and what you want to display to the screen. In this case, we are displaying a string literal \texttt{“Go Cadets!”}. As you know, every statement in C++ ends with a semicolon, and this one is no exception.</text:span></text:p>
      <text:p text:style-name="P2"/>
      <text:p text:style-name="P1"><text:span text:style-name="T1">What if we want to print more, though?</text:span></text:p>
      <text:p text:style-name="P2"/>
      <text:p text:style-name="P6"><text:span text:style-name="T4">#</text:span><text:span text:style-name="T4">include</text:span><text:span text:style-name="T4"> &lt;</text:span><text:span text:style-name="T4">iostream</text:span><text:span text:style-name="T4">&gt;</text:span></text:p>
      <text:p text:style-name="P6"><text:span text:style-name="T4">using</text:span><text:span text:style-name="T4"> </text:span><text:span text:style-name="T4">namespace</text:span><text:span text:style-name="T4"> </text:span><text:span text:style-name="T4">std</text:span><text:span text:style-name="T4">;</text:span></text:p>
      <text:p text:style-name="P6"><text:span text:style-name="T4">int</text:span><text:span text:style-name="T4"> </text:span><text:span text:style-name="T4">main</text:span><text:span text:style-name="T4">()</text:span></text:p>
      <text:p text:style-name="P11">{</text:p>
      <text:p text:style-name="P6"><text:span text:style-name="T1"><text:tab/></text:span><text:span text:style-name="T1">cout</text:span><text:span text:style-name="T1"> &lt;&lt; “</text:span><text:span text:style-name="T1">Go</text:span><text:span text:style-name="T1"> </text:span><text:span text:style-name="T1">Cadets</text:span><text:span text:style-name="T1">!”;</text:span></text:p>
      <text:p text:style-name="P6"><text:span text:style-name="T1"><text:tab/></text:span><text:span text:style-name="T1">cout</text:span><text:span text:style-name="T1"> &lt;&lt; “</text:span><text:span text:style-name="T1">You</text:span><text:span text:style-name="T1"> </text:span><text:span text:style-name="T1">can</text:span><text:span text:style-name="T1"> </text:span><text:span text:style-name="T1">do</text:span><text:span text:style-name="T1"> </text:span><text:span text:style-name="T1">it</text:span><text:span text:style-name="T1">!”;</text:span></text:p>
      <text:p text:style-name="P6"><text:span text:style-name="T5"><text:tab/></text:span><text:span text:style-name="T5">return</text:span><text:span text:style-name="T5"> 0;</text:span></text:p>
      <text:p text:style-name="P12">}</text:p>
      <text:p text:style-name="P2"/>
      <text:p text:style-name="P1"><text:soft-page-break/><text:span text:style-name="T1">Try to compile and run that. It works, but it's not really the desired output. You should get:</text:span></text:p>
      <text:p text:style-name="P21"><text:span text:style-name="T1"/></text:p>
      <text:p text:style-name="P21"><text:span text:style-name="T1">\noindent \texttt{Go Cadets!You can do it!}</text:span></text:p>
      <text:p text:style-name="P1"/>
      <text:p text:style-name="P1"><text:span text:style-name="T1">How do we get those on a different line? One of the ways we can do it is to use the object</text:span><text:span text:style-name="T2"> \texttt{endl}</text:span><text:span text:style-name="T1">. \texttt{</text:span><text:span text:style-name="T2">endl}</text:span><text:span text:style-name="T1"> means “end line”, and is used when you want to end one line and start over on the next---it’s like hitting enter on your keyboard. You will also need another redirect operator between the</text:span> string literal and the <text:span text:style-name="T1">\texttt{</text:span><text:span text:style-name="T7">endl}</text:span><text:span text:style-name="T1">. Putting all of this together looks like this:</text:span></text:p>
      <text:p text:style-name="P5"/>
      <text:p text:style-name="P1"><text:span text:style-name="T4">#</text:span><text:span text:style-name="T4">include</text:span><text:span text:style-name="T4"> &lt;</text:span><text:span text:style-name="T4">iostream</text:span><text:span text:style-name="T4">&gt;</text:span></text:p>
      <text:p text:style-name="P1"><text:span text:style-name="T4">using</text:span><text:span text:style-name="T4"> </text:span><text:span text:style-name="T4">namespace</text:span><text:span text:style-name="T4"> </text:span><text:span text:style-name="T4">std</text:span><text:span text:style-name="T4">;</text:span></text:p>
      <text:p text:style-name="P1"><text:span text:style-name="T4">int</text:span><text:span text:style-name="T4"> </text:span><text:span text:style-name="T4">main</text:span><text:span text:style-name="T4">()</text:span></text:p>
      <text:p text:style-name="P5">{</text:p>
      <text:p text:style-name="P1"><text:span text:style-name="T1"><text:tab/></text:span><text:span text:style-name="T1">cout</text:span><text:span text:style-name="T1"> &lt;&lt; “</text:span><text:span text:style-name="T1">Go</text:span><text:span text:style-name="T1"> </text:span><text:span text:style-name="T1">Cadets</text:span><text:span text:style-name="T1">!” &lt;&lt; </text:span><text:span text:style-name="T1">endl</text:span><text:span text:style-name="T1">;</text:span></text:p>
      <text:p text:style-name="P1"><text:span text:style-name="T1"><text:tab/></text:span><text:span text:style-name="T1">cout</text:span><text:span text:style-name="T1"> &lt;&lt; “</text:span><text:span text:style-name="T1">You</text:span><text:span text:style-name="T1"> </text:span><text:span text:style-name="T1">can</text:span><text:span text:style-name="T1"> </text:span><text:span text:style-name="T1">do</text:span><text:span text:style-name="T1"> </text:span><text:span text:style-name="T1">it</text:span><text:span text:style-name="T1">!”;</text:span></text:p>
      <text:p text:style-name="P1"><text:span text:style-name="T5"><text:tab/></text:span><text:span text:style-name="T5">return</text:span><text:span text:style-name="T5"> 0;</text:span></text:p>
      <text:p text:style-name="P4">}</text:p>
      <text:p text:style-name="P1"><text:span text:style-name="T1"/></text:p>
      <text:p text:style-name="P1"><text:span text:style-name="T1">\noindent \texttt{Go Cadets!}</text:span></text:p>
      <text:p text:style-name="P21"><text:span text:style-name="T1"/></text:p>
      <text:p text:style-name="P1"><text:span text:style-name="T1">\noindent \texttt{You can do it!}</text:span></text:p>
      <text:p text:style-name="P21"><text:span text:style-name="T1"/></text:p>
      <text:p text:style-name="P21"><text:span text:style-name="T1">That works a bit more as intended. Alternatively, we can combine the two lines that use \texttt{cout} with a single one like this:</text:span></text:p>
      <text:p text:style-name="P21"><text:span text:style-name="T1"/></text:p>
      <text:p text:style-name="P21"><text:span text:style-name="T1">cout &lt;&lt; “Go Cadets!” &lt;&lt; endl &lt;&lt; “You can do it!”;</text:span></text:p>
      <text:p text:style-name="P2"/>
      <text:p text:style-name="P1"><text:span text:style-name="T1">Another way we can accomplish this, without needing another redirect operator, is with the special character \texttt{'</text:span><text:span text:style-name="T2">\n'}</text:span><text:span text:style-name="T1">. \texttt{'</text:span><text:span text:style-name="T2">\n'}</text:span><text:span text:style-name="T1"> is a newline character, it prints a new line just like the </text:span><text:span text:style-name="T2">endl</text:span><text:span text:style-name="T1"> object. </text:span></text:p>
      <text:p text:style-name="P2"/>
      <text:p text:style-name="P1"><text:span text:style-name="T4">#</text:span><text:span text:style-name="T4">include</text:span><text:span text:style-name="T4"> &lt;</text:span><text:span text:style-name="T4">iostream</text:span><text:span text:style-name="T4">&gt;</text:span></text:p>
      <text:p text:style-name="P1"><text:span text:style-name="T4">using</text:span><text:span text:style-name="T4"> </text:span><text:span text:style-name="T4">namespace</text:span><text:span text:style-name="T4"> </text:span><text:span text:style-name="T4">std</text:span><text:span text:style-name="T4">;</text:span></text:p>
      <text:p text:style-name="P1"><text:span text:style-name="T4">int</text:span><text:span text:style-name="T4"> </text:span><text:span text:style-name="T4">main</text:span><text:span text:style-name="T4">()</text:span></text:p>
      <text:p text:style-name="P5">{</text:p>
      <text:p text:style-name="P1"><text:span text:style-name="T1"><text:tab/></text:span><text:span text:style-name="T1">cout</text:span><text:span text:style-name="T1"> &lt;&lt; “</text:span><text:span text:style-name="T1">Go</text:span><text:span text:style-name="T1"> </text:span><text:span text:style-name="T1">Cadets</text:span><text:span text:style-name="T1">!\</text:span><text:span text:style-name="T1">nYou</text:span><text:span text:style-name="T1"> </text:span><text:span text:style-name="T1">can</text:span><text:span text:style-name="T1"> </text:span><text:span text:style-name="T1">do</text:span><text:span text:style-name="T1"> </text:span><text:span text:style-name="T1">it</text:span><text:span text:style-name="T1">!”;</text:span></text:p>
      <text:p text:style-name="P1"><text:span text:style-name="T5"><text:tab/></text:span><text:span text:style-name="T5">return</text:span><text:span text:style-name="T5"> 0;</text:span></text:p>
      <text:p text:style-name="P4">}</text:p>
      <text:p text:style-name="P1"><text:span text:style-name="T1"/></text:p>
      <text:p text:style-name="P1"><text:soft-page-break/><text:span text:style-name="T1">\noindent \texttt{Go Cadets!}</text:span></text:p>
      <text:p text:style-name="P21"><text:span text:style-name="T1"/></text:p>
      <text:p text:style-name="P1"><text:span text:style-name="T1">\noindent \texttt{You can do it!}</text:span></text:p>
      <text:p text:style-name="P22"/>
      <text:p text:style-name="P2"/>
      <text:p text:style-name="P1"><text:span text:style-name="T1">Another thing we can use with the console output object is the \texttt{‘</text:span><text:span text:style-name="T2">\t</text:span><text:span text:style-name="T1">’} character. Printing this character is the same as pressing the tab key on your keyboard, and is used for indentation and formatting. Let’s look at an example that uses the newline character, the tab character, and some text:</text:span></text:p>
      <text:p text:style-name="P2"/>
      <text:p text:style-name="P6"><text:span text:style-name="T4">#</text:span><text:span text:style-name="T4">include</text:span><text:span text:style-name="T4"> &lt;</text:span><text:span text:style-name="T4">iostream</text:span><text:span text:style-name="T4">&gt;</text:span></text:p>
      <text:p text:style-name="P6"><text:span text:style-name="T4">using</text:span><text:span text:style-name="T4"> </text:span><text:span text:style-name="T4">namespace</text:span><text:span text:style-name="T4"> </text:span><text:span text:style-name="T4">std</text:span><text:span text:style-name="T4">;</text:span></text:p>
      <text:p text:style-name="P6"><text:span text:style-name="T4">int</text:span><text:span text:style-name="T4"> </text:span><text:span text:style-name="T4">main</text:span><text:span text:style-name="T4">()</text:span></text:p>
      <text:p text:style-name="P11">{</text:p>
      <text:p text:style-name="P6"><text:span text:style-name="T1"><text:tab/>cout &lt;&lt; “\tGo Cadets!\nYou can do it!”;</text:span></text:p>
      <text:p text:style-name="P6"><text:span text:style-name="T5"><text:tab/></text:span><text:span text:style-name="T5">return</text:span><text:span text:style-name="T5"> 0;</text:span></text:p>
      <text:p text:style-name="P12">}</text:p>
      <text:p text:style-name="P13"/>
      <text:p text:style-name="P1"><text:span text:style-name="T1">\texttt{Go Cadets!}</text:span></text:p>
      <text:p text:style-name="P21"><text:span text:style-name="T1"/></text:p>
      <text:p text:style-name="P1"><text:span text:style-name="T1">\noindent \texttt{You can do it!}</text:span></text:p>
      <text:p text:style-name="P18"/>
      <text:p text:style-name="P18"/>
      <text:p text:style-name="P18"/>
      <text:p text:style-name="P1"><text:span text:style-name="T1">We don’t always have to output words the screen using \Code{cout}. We can also print variables of type \Code{int}, \Code{double}, and \Code{float} and can control the number of digits that appear after the decimal point. For example, if we had a variable that contained the value 3.14159265 we might just want to output 3.14 to the screen. We do that with the \Code{precision()} member function. This function call will result in subsequent \Code{float} or \Code{double} variables being printed with the specified number of decimal places. In the following code, the number of digits is set to 2:</text:span></text:p>
      <text:p text:style-name="P2"/>
      <text:p text:style-name="P6"><text:span text:style-name="T4">#</text:span><text:span text:style-name="T4">include</text:span><text:span text:style-name="T4"> &lt;</text:span><text:span text:style-name="T4">iostream</text:span><text:span text:style-name="T4">&gt;</text:span></text:p>
      <text:p text:style-name="P6"><text:span text:style-name="T4">using</text:span><text:span text:style-name="T4"> </text:span><text:span text:style-name="T4">namespace</text:span><text:span text:style-name="T4"> </text:span><text:span text:style-name="T4">std</text:span><text:span text:style-name="T4">;</text:span></text:p>
      <text:p text:style-name="P6"><text:span text:style-name="T4">int</text:span><text:span text:style-name="T4"> </text:span><text:span text:style-name="T4">main</text:span><text:span text:style-name="T4">()</text:span></text:p>
      <text:p text:style-name="P11">{</text:p>
      <text:p text:style-name="P6"><text:span text:style-name="T1"><text:tab/></text:span><text:span text:style-name="T1">double</text:span><text:span text:style-name="T1"> </text:span><text:span text:style-name="T1">num</text:span><text:span text:style-name="T1"> = 3.14159265;</text:span></text:p>
      <text:p text:style-name="P6"><text:span text:style-name="T1"><text:tab/></text:span><text:span text:style-name="T1">cout</text:span><text:span text:style-name="T1">.</text:span><text:span text:style-name="T1">precision</text:span><text:span text:style-name="T1">(2);</text:span></text:p>
      <text:p text:style-name="P6"><text:span text:style-name="T1"><text:tab/></text:span><text:span text:style-name="T1">cout</text:span><text:span text:style-name="T1"> &lt;&lt; </text:span><text:span text:style-name="T1">num</text:span><text:span text:style-name="T1"> &lt;&lt; </text:span><text:span text:style-name="T1">endl</text:span><text:span text:style-name="T1">;</text:span></text:p>
      <text:p text:style-name="P12">}</text:p>
      <text:p text:style-name="P2"/>
      <text:p text:style-name="P2"><text:soft-page-break/></text:p>
      <text:p text:style-name="P22">\noindent \Code{3.14}</text:p>
      <text:p text:style-name="P2"/>
      <text:p text:style-name="P1"><text:span text:style-name="T1">To display data in a similar way as a spreadsheet, we can create a field of characters and set the number of characters in each field using the \Code{width()} and \Code{fill()} member functions. Notice the use of the \Code{left} flag in the following code, which positions the output on the left side of the field; the default is for the output to be on the right side:</text:span></text:p>
      <text:p text:style-name="P2"/>
      <text:p text:style-name="P6"><text:span text:style-name="T4">#</text:span><text:span text:style-name="T4">include</text:span><text:span text:style-name="T4"> &lt;</text:span><text:span text:style-name="T4">iostream</text:span><text:span text:style-name="T4">&gt;</text:span></text:p>
      <text:p text:style-name="P6"><text:span text:style-name="T4">using</text:span><text:span text:style-name="T4"> </text:span><text:span text:style-name="T4">namespace</text:span><text:span text:style-name="T4"> </text:span><text:span text:style-name="T4">std</text:span><text:span text:style-name="T4">;</text:span></text:p>
      <text:p text:style-name="P6"><text:span text:style-name="T4">int</text:span><text:span text:style-name="T4"> </text:span><text:span text:style-name="T4">main</text:span><text:span text:style-name="T4">()</text:span></text:p>
      <text:p text:style-name="P11">{</text:p>
      <text:p text:style-name="P6"><text:span text:style-name="T1"><text:tab/></text:span><text:span text:style-name="T1">cout</text:span><text:span text:style-name="T1"> &lt;&lt; “</text:span><text:span text:style-name="T1">Norwich</text:span><text:span text:style-name="T1">” &lt;&lt; </text:span><text:span text:style-name="T1">endl</text:span><text:span text:style-name="T1">;</text:span></text:p>
      <text:p text:style-name="P6"><text:span text:style-name="T1"><text:tab/></text:span><text:span text:style-name="T1">cout</text:span><text:span text:style-name="T1">.</text:span><text:span text:style-name="T1">width</text:span><text:span text:style-name="T1">(15);</text:span></text:p>
      <text:p text:style-name="P6"><text:span text:style-name="T1"><text:tab/></text:span><text:span text:style-name="T1">cout</text:span><text:span text:style-name="T1"> &lt;&lt; “</text:span><text:span text:style-name="T1">University</text:span><text:span text:style-name="T1">” &lt;&lt; </text:span><text:span text:style-name="T1">endl</text:span><text:span text:style-name="T1">;</text:span></text:p>
      <text:p text:style-name="P6"><text:span text:style-name="T1"><text:tab/>cout.fill(‘*’);</text:span></text:p>
      <text:p text:style-name="P6"><text:span text:style-name="T1"><text:tab/></text:span><text:span text:style-name="T1">cout</text:span><text:span text:style-name="T1">.</text:span><text:span text:style-name="T1">width</text:span><text:span text:style-name="T1">(20);</text:span></text:p>
      <text:p text:style-name="P6"><text:span text:style-name="T5"><text:tab/></text:span><text:span text:style-name="T1">cout</text:span><text:span text:style-name="T1"> &lt;&lt; </text:span><text:span text:style-name="T1">left</text:span><text:span text:style-name="T1"> &lt;&lt; “</text:span><text:span text:style-name="T1">Corps</text:span><text:span text:style-name="T1"> </text:span><text:span text:style-name="T1">of</text:span><text:span text:style-name="T1"> </text:span><text:span text:style-name="T1">Cadets</text:span><text:span text:style-name="T1">” &lt;&lt; </text:span><text:span text:style-name="T1">endl</text:span><text:span text:style-name="T1">;</text:span></text:p>
      <text:p text:style-name="P12">}</text:p>
      <text:p text:style-name="P12"/>
      <text:p text:style-name="P19">\noindent Norwich</text:p>
      <text:p text:style-name="P19">\noindent ~~~~~University</text:p>
      <text:p text:style-name="P19">\noindent Corps of Cadets***** </text:p>
      <text:p text:style-name="P18"/>
      <text:p text:style-name="P2"/>
      <text:p text:style-name="P1"><text:span text:style-name="T1">References</text:span><text:span text:style-name="T1">:</text:span></text:p>
      <text:p text:style-name="P1"><text:span text:style-name="T3">Basic</text:span><text:span text:style-name="T3"> </text:span><text:span text:style-name="T3">usage</text:span><text:span text:style-name="T3"> </text:span><text:span text:style-name="T3">on</text:span><text:span text:style-name="T3"> </text:span><text:span text:style-name="T3">cout</text:span></text:p>
      <text:p text:style-name="P1"><text:span text:style-name="T1">1) <text:s text:c="2"/></text:span><text:a xlink:type="simple" xlink:href="http://www.cplusplus.com/doc/tutorial/basic_io"><text:span text:style-name="T1"><text:s/></text:span></text:a><text:a xlink:type="simple" xlink:href="http://www.cplusplus.com/doc/tutorial/basic_io"><text:span text:style-name="T8">http</text:span></text:a><text:a xlink:type="simple" xlink:href="http://www.cplusplus.com/doc/tutorial/basic_io"><text:span text:style-name="T8">://</text:span></text:a><text:a xlink:type="simple" xlink:href="http://www.cplusplus.com/doc/tutorial/basic_io"><text:span text:style-name="T8">www</text:span></text:a><text:a xlink:type="simple" xlink:href="http://www.cplusplus.com/doc/tutorial/basic_io"><text:span text:style-name="T8">.</text:span></text:a><text:a xlink:type="simple" xlink:href="http://www.cplusplus.com/doc/tutorial/basic_io"><text:span text:style-name="T8">cplusplus</text:span></text:a><text:a xlink:type="simple" xlink:href="http://www.cplusplus.com/doc/tutorial/basic_io"><text:span text:style-name="T8">.</text:span></text:a><text:a xlink:type="simple" xlink:href="http://www.cplusplus.com/doc/tutorial/basic_io"><text:span text:style-name="T8">com</text:span></text:a><text:a xlink:type="simple" xlink:href="http://www.cplusplus.com/doc/tutorial/basic_io"><text:span text:style-name="T8">/</text:span></text:a><text:a xlink:type="simple" xlink:href="http://www.cplusplus.com/doc/tutorial/basic_io"><text:span text:style-name="T8">doc</text:span></text:a><text:a xlink:type="simple" xlink:href="http://www.cplusplus.com/doc/tutorial/basic_io"><text:span text:style-name="T8">/</text:span></text:a><text:a xlink:type="simple" xlink:href="http://www.cplusplus.com/doc/tutorial/basic_io"><text:span text:style-name="T8">tutorial</text:span></text:a><text:a xlink:type="simple" xlink:href="http://www.cplusplus.com/doc/tutorial/basic_io"><text:span text:style-name="T8">/</text:span></text:a><text:a xlink:type="simple" xlink:href="http://www.cplusplus.com/doc/tutorial/basic_io"><text:span text:style-name="T8">basic</text:span></text:a><text:a xlink:type="simple" xlink:href="http://www.cplusplus.com/doc/tutorial/basic_io"><text:span text:style-name="T8">_</text:span></text:a><text:a xlink:type="simple" xlink:href="http://www.cplusplus.com/doc/tutorial/basic_io"><text:span text:style-name="T8">io</text:span></text:a></text:p>
      <text:p text:style-name="P1"><text:span text:style-name="T1">2) <text:s text:c="2"/></text:span><text:a xlink:type="simple" xlink:href="http://www.java-samples.com/showtutorial.php?tutorialid=245"><text:span text:style-name="T1"><text:s/></text:span></text:a><text:a xlink:type="simple" xlink:href="http://www.java-samples.com/showtutorial.php?tutorialid=245"><text:span text:style-name="T8">http</text:span></text:a><text:a xlink:type="simple" xlink:href="http://www.java-samples.com/showtutorial.php?tutorialid=245"><text:span text:style-name="T8">://</text:span></text:a><text:a xlink:type="simple" xlink:href="http://www.java-samples.com/showtutorial.php?tutorialid=245"><text:span text:style-name="T8">www</text:span></text:a><text:a xlink:type="simple" xlink:href="http://www.java-samples.com/showtutorial.php?tutorialid=245"><text:span text:style-name="T8">.</text:span></text:a><text:a xlink:type="simple" xlink:href="http://www.java-samples.com/showtutorial.php?tutorialid=245"><text:span text:style-name="T8">java</text:span></text:a><text:a xlink:type="simple" xlink:href="http://www.java-samples.com/showtutorial.php?tutorialid=245"><text:span text:style-name="T8">-</text:span></text:a><text:a xlink:type="simple" xlink:href="http://www.java-samples.com/showtutorial.php?tutorialid=245"><text:span text:style-name="T8">samples</text:span></text:a><text:a xlink:type="simple" xlink:href="http://www.java-samples.com/showtutorial.php?tutorialid=245"><text:span text:style-name="T8">.</text:span></text:a><text:a xlink:type="simple" xlink:href="http://www.java-samples.com/showtutorial.php?tutorialid=245"><text:span text:style-name="T8">com</text:span></text:a><text:a xlink:type="simple" xlink:href="http://www.java-samples.com/showtutorial.php?tutorialid=245"><text:span text:style-name="T8">/</text:span></text:a><text:a xlink:type="simple" xlink:href="http://www.java-samples.com/showtutorial.php?tutorialid=245"><text:span text:style-name="T8">showtutorial</text:span></text:a><text:a xlink:type="simple" xlink:href="http://www.java-samples.com/showtutorial.php?tutorialid=245"><text:span text:style-name="T8">.</text:span></text:a><text:a xlink:type="simple" xlink:href="http://www.java-samples.com/showtutorial.php?tutorialid=245"><text:span text:style-name="T8">php</text:span></text:a><text:a xlink:type="simple" xlink:href="http://www.java-samples.com/showtutorial.php?tutorialid=245"><text:span text:style-name="T8">?</text:span></text:a><text:a xlink:type="simple" xlink:href="http://www.java-samples.com/showtutorial.php?tutorialid=245"><text:span text:style-name="T8">tutorialid</text:span></text:a><text:a xlink:type="simple" xlink:href="http://www.java-samples.com/showtutorial.php?tutorialid=245"><text:span text:style-name="T8">=245</text:span></text:a></text:p>
      <text:p text:style-name="P1"><text:span text:style-name="T3">outputting</text:span><text:span text:style-name="T3"> </text:span><text:span text:style-name="T3">functions</text:span></text:p>
      <text:p text:style-name="P1"><text:span text:style-name="T1">1) <text:s text:c="2"/></text:span><text:a xlink:type="simple" xlink:href="http://www.cplusplus.com/doc/tutorial/functions/"><text:span text:style-name="T1"><text:s/></text:span></text:a><text:a xlink:type="simple" xlink:href="http://www.cplusplus.com/doc/tutorial/functions/"><text:span text:style-name="T8">http</text:span></text:a><text:a xlink:type="simple" xlink:href="http://www.cplusplus.com/doc/tutorial/functions/"><text:span text:style-name="T8">://</text:span></text:a><text:a xlink:type="simple" xlink:href="http://www.cplusplus.com/doc/tutorial/functions/"><text:span text:style-name="T8">www</text:span></text:a><text:a xlink:type="simple" xlink:href="http://www.cplusplus.com/doc/tutorial/functions/"><text:span text:style-name="T8">.</text:span></text:a><text:a xlink:type="simple" xlink:href="http://www.cplusplus.com/doc/tutorial/functions/"><text:span text:style-name="T8">cplusplus</text:span></text:a><text:a xlink:type="simple" xlink:href="http://www.cplusplus.com/doc/tutorial/functions/"><text:span text:style-name="T8">.</text:span></text:a><text:a xlink:type="simple" xlink:href="http://www.cplusplus.com/doc/tutorial/functions/"><text:span text:style-name="T8">com</text:span></text:a><text:a xlink:type="simple" xlink:href="http://www.cplusplus.com/doc/tutorial/functions/"><text:span text:style-name="T8">/</text:span></text:a><text:a xlink:type="simple" xlink:href="http://www.cplusplus.com/doc/tutorial/functions/"><text:span text:style-name="T8">doc</text:span></text:a><text:a xlink:type="simple" xlink:href="http://www.cplusplus.com/doc/tutorial/functions/"><text:span text:style-name="T8">/</text:span></text:a><text:a xlink:type="simple" xlink:href="http://www.cplusplus.com/doc/tutorial/functions/"><text:span text:style-name="T8">tutorial</text:span></text:a><text:a xlink:type="simple" xlink:href="http://www.cplusplus.com/doc/tutorial/functions/"><text:span text:style-name="T8">/</text:span></text:a><text:a xlink:type="simple" xlink:href="http://www.cplusplus.com/doc/tutorial/functions/"><text:span text:style-name="T8">functions</text:span></text:a><text:a xlink:type="simple" xlink:href="http://www.cplusplus.com/doc/tutorial/functions/"><text:span text:style-name="T8">/</text:span></text:a></text:p>
      <text:p text:style-name="P7">2) <text:s text:c="3"/><text:span text:style-name="T8">http</text:span><text:span text:style-name="T8">://</text:span><text:span text:style-name="T8">www</text:span><text:span text:style-name="T8">.</text:span><text:span text:style-name="T8">cplusplus</text:span><text:span text:style-name="T8">.</text:span><text:span text:style-name="T8">com</text:span><text:span text:style-name="T8">/</text:span><text:span text:style-name="T8">reference</text:span><text:span text:style-name="T8">/</text:span><text:span text:style-name="T8">ostream</text:span><text:span text:style-name="T8">/</text:span><text:span text:style-name="T8">ostream</text:span><text:span text:style-name="T8">/</text:span></text:p>
      <text:p text:style-name="P3"/>
      <text:p text:style-name="P2"/>
      <text:p text:style-name="P1"><text:span text:style-name="T3">Review</text:span><text:span text:style-name="T3"> </text:span><text:span text:style-name="T3">Questions</text:span></text:p>
      <text:p text:style-name="P2"/>
      <text:p text:style-name="P1"><text:span text:style-name="T1">1. </text:span><text:span text:style-name="T1">Which</text:span><text:span text:style-name="T1"> </text:span><text:span text:style-name="T1">of</text:span><text:span text:style-name="T1"> </text:span><text:span text:style-name="T1">the</text:span><text:span text:style-name="T1"> </text:span><text:span text:style-name="T1">following</text:span><text:span text:style-name="T1"> </text:span><text:span text:style-name="T1">is</text:span><text:span text:style-name="T1"> </text:span><text:span text:style-name="T1">the</text:span><text:span text:style-name="T1"> </text:span><text:span text:style-name="T1">correct</text:span><text:span text:style-name="T1"> </text:span><text:span text:style-name="T1">way</text:span><text:span text:style-name="T1"> </text:span><text:span text:style-name="T1">to</text:span><text:span text:style-name="T1"> </text:span><text:span text:style-name="T1">output</text:span><text:span text:style-name="T1"> “</text:span><text:span text:style-name="T1">Hello</text:span><text:span text:style-name="T1"> </text:span><text:span text:style-name="T1">World</text:span><text:span text:style-name="T1">” </text:span><text:span text:style-name="T1">to</text:span><text:span text:style-name="T1"> </text:span><text:span text:style-name="T1">the</text:span><text:span text:style-name="T1"> </text:span><text:span text:style-name="T1">screen</text:span><text:span text:style-name="T1">?</text:span></text:p>
      <text:p text:style-name="P1"><text:span text:style-name="T1"><text:tab/></text:span><text:span text:style-name="T1">a</text:span><text:span text:style-name="T1">. </text:span><text:span text:style-name="T1">output</text:span><text:span text:style-name="T1">: “</text:span><text:span text:style-name="T1">Hello</text:span><text:span text:style-name="T1"> </text:span><text:span text:style-name="T1">World</text:span><text:span text:style-name="T1">”;</text:span></text:p>
      <text:p text:style-name="P1"><text:span text:style-name="T1"><text:tab/></text:span><text:span text:style-name="T1">b</text:span><text:span text:style-name="T1">. </text:span><text:span text:style-name="T1">cout</text:span><text:span text:style-name="T1"> &gt;&gt; “</text:span><text:span text:style-name="T1">Hello</text:span><text:span text:style-name="T1"> </text:span><text:span text:style-name="T1">World</text:span><text:span text:style-name="T1">”;</text:span></text:p>
      <text:p text:style-name="P1"><text:span text:style-name="T1"><text:tab/></text:span><text:span text:style-name="T1">c</text:span><text:span text:style-name="T1">. </text:span><text:span text:style-name="T1">cout</text:span><text:span text:style-name="T1"> &lt;&lt; “</text:span><text:span text:style-name="T1">Hello</text:span><text:span text:style-name="T1"> </text:span><text:span text:style-name="T1">World</text:span><text:span text:style-name="T1">”;</text:span></text:p>
      <text:p text:style-name="P1"><text:soft-page-break/><text:span text:style-name="T1"><text:tab/></text:span><text:span text:style-name="T1">d</text:span><text:span text:style-name="T1">. </text:span><text:span text:style-name="T1">console</text:span><text:span text:style-name="T1">.</text:span><text:span text:style-name="T1">output</text:span><text:span text:style-name="T1"> &lt;&lt; “</text:span><text:span text:style-name="T1">Hello</text:span><text:span text:style-name="T1"> </text:span><text:span text:style-name="T1">World</text:span><text:span text:style-name="T1">”;</text:span></text:p>
      <text:p text:style-name="P2"/>
      <text:p text:style-name="P1"><text:span text:style-name="T1">2. </text:span><text:span text:style-name="T1">Which</text:span><text:span text:style-name="T1"> </text:span><text:span text:style-name="T1">of</text:span><text:span text:style-name="T1"> </text:span><text:span text:style-name="T1">the</text:span><text:span text:style-name="T1"> </text:span><text:span text:style-name="T1">following</text:span><text:span text:style-name="T1"> </text:span><text:span text:style-name="T1">is</text:span><text:span text:style-name="T1"> </text:span><text:span text:style-name="T1">the</text:span><text:span text:style-name="T1"> </text:span><text:span text:style-name="T1">correct</text:span><text:span text:style-name="T1"> </text:span><text:span text:style-name="T1">way</text:span><text:span text:style-name="T1"> </text:span><text:span text:style-name="T1">to</text:span><text:span text:style-name="T1"> </text:span><text:span text:style-name="T1">output</text:span><text:span text:style-name="T1"> “</text:span><text:span text:style-name="T1">Hello</text:span><text:span text:style-name="T1">!” </text:span><text:span text:style-name="T1">to</text:span><text:span text:style-name="T1"> </text:span><text:span text:style-name="T1">the</text:span><text:span text:style-name="T1"> </text:span><text:span text:style-name="T1">screen</text:span><text:span text:style-name="T1"> </text:span><text:span text:style-name="T1">on</text:span><text:span text:style-name="T1"> </text:span><text:span text:style-name="T1">one</text:span><text:span text:style-name="T1"> </text:span><text:span text:style-name="T1">line</text:span><text:span text:style-name="T1"> </text:span><text:span text:style-name="T1">and</text:span><text:span text:style-name="T1"> “</text:span><text:span text:style-name="T1">Goodbye</text:span><text:span text:style-name="T1">!” </text:span><text:span text:style-name="T1">to</text:span><text:span text:style-name="T1"> </text:span><text:span text:style-name="T1">the</text:span><text:span text:style-name="T1"> </text:span><text:span text:style-name="T1">screen</text:span><text:span text:style-name="T1"> </text:span><text:span text:style-name="T1">on</text:span><text:span text:style-name="T1"> </text:span><text:span text:style-name="T1">another</text:span><text:span text:style-name="T1">?</text:span></text:p>
      <text:p text:style-name="P1"><text:span text:style-name="T1"><text:tab/></text:span><text:span text:style-name="T1">a</text:span><text:span text:style-name="T1">. </text:span><text:span text:style-name="T1">cout</text:span><text:span text:style-name="T1"> &gt;&gt; “</text:span><text:span text:style-name="T1">Hello</text:span><text:span text:style-name="T1">!” &gt;&gt; “</text:span><text:span text:style-name="T1">Goodbye</text:span><text:span text:style-name="T1">!”;</text:span></text:p>
      <text:p text:style-name="P1"><text:span text:style-name="T1"><text:tab/></text:span><text:span text:style-name="T1">b</text:span><text:span text:style-name="T1">. </text:span><text:span text:style-name="T1">output</text:span><text:span text:style-name="T1">: “</text:span><text:span text:style-name="T1">Hello</text:span><text:span text:style-name="T1">!\</text:span><text:span text:style-name="T1">nGoodbye</text:span><text:span text:style-name="T1">!”;</text:span></text:p>
      <text:p text:style-name="P1"><text:span text:style-name="T1"><text:tab/></text:span><text:span text:style-name="T1">c</text:span><text:span text:style-name="T1">. </text:span><text:span text:style-name="T1">cout</text:span><text:span text:style-name="T1"> &lt;&lt; “</text:span><text:span text:style-name="T1">Hello</text:span><text:span text:style-name="T1">!” &lt;&lt; \</text:span><text:span text:style-name="T1">n</text:span><text:span text:style-name="T1"> &lt;&lt; “</text:span><text:span text:style-name="T1">Goodbye</text:span><text:span text:style-name="T1">!”;</text:span></text:p>
      <text:p text:style-name="P1"><text:span text:style-name="T1"><text:tab/>d. cout &lt;&lt; “Hello!” &lt;&lt; endl &lt;&lt; “Goodbye!”;</text:span></text:p>
      <text:p text:style-name="P2"/>
      <text:p text:style-name="P1"><text:span text:style-name="T1">3. </text:span><text:span text:style-name="T1">Write</text:span><text:span text:style-name="T1"> </text:span><text:span text:style-name="T1">two</text:span><text:span text:style-name="T1"> </text:span><text:span text:style-name="T1">ways</text:span><text:span text:style-name="T1"> </text:span><text:span text:style-name="T1">of</text:span><text:span text:style-name="T1"> </text:span><text:span text:style-name="T1">printing</text:span><text:span text:style-name="T1"> “</text:span><text:span text:style-name="T1">Hello</text:span><text:span text:style-name="T1">!” </text:span><text:span text:style-name="T1">and</text:span><text:span text:style-name="T1"> “</text:span><text:span text:style-name="T1">Goodbye</text:span><text:span text:style-name="T1">!” </text:span><text:span text:style-name="T1">to</text:span><text:span text:style-name="T1"> </text:span><text:span text:style-name="T1">the</text:span><text:span text:style-name="T1"> </text:span><text:span text:style-name="T1">screen</text:span><text:span text:style-name="T1"> </text:span><text:span text:style-name="T1">on</text:span><text:span text:style-name="T1"> </text:span><text:span text:style-name="T1">two</text:span><text:span text:style-name="T1"> </text:span><text:span text:style-name="T1">different</text:span><text:span text:style-name="T1"> </text:span><text:span text:style-name="T1">lines</text:span><text:span text:style-name="T1">.</text:span></text:p>
      <text:p text:style-name="P2"/>
      <text:p text:style-name="P1"><text:span text:style-name="T1">4. Write several lines of code using the \Code{width()} and \Code{fill()} functions in a \Code{main()} that prints “Programming!” to the screen with 4 \Code{‘x’} characters printed after it.</text:span></text:p>
      <text:p text:style-name="P2"/>
      <text:p text:style-name="P1">5. Write code to output the values 124, 12.376, ‘z’ , 1000000, and “string”, separated by spaces.</text:p>
      <text:p text:style-name="P1"><text:s/></text:p>
      <text:p text:style-name="P1">6. What is the output of the following program?</text:p>
      <text:p text:style-name="P1">#include &lt;iostream&gt;</text:p>
      <text:p text:style-name="P1">#include &lt;string&gt;</text:p>
      <text:p text:style-name="P1">using namespace std;</text:p>
      <text:p text:style-name="P1">int main()</text:p>
      <text:p text:style-name="P1">{</text:p>
      <text:p text:style-name="P1"><text:tab/>string shirt = “maroon”, pants = “blue”;</text:p>
      <text:p text:style-name="P1"><text:s/></text:p>
      <text:p text:style-name="P1"><text:tab/>cout &lt;&lt; shirt &lt;&lt; " " &lt;&lt; pants &lt;&lt; endl;</text:p>
      <text:p text:style-name="P1"><text:tab/>return 0;</text:p>
      <text:p text:style-name="P1">}</text:p>
      <text:p text:style-name="P2"/>
      <text:p text:style-name="P2"/>
      <text:p text:style-name="P2"/>
      <text:p text:style-name="P2"/>
      <text:p text:style-name="P1"><text:span text:style-name="T3">Answers</text:span><text:span text:style-name="T3"> </text:span><text:span text:style-name="T3">to</text:span><text:span text:style-name="T3"> </text:span><text:span text:style-name="T3">Review</text:span><text:span text:style-name="T3"> </text:span><text:span text:style-name="T3">Questions</text:span></text:p>
      <text:p text:style-name="P1"><text:span text:style-name="T1">1. </text:span><text:span text:style-name="T1">c</text:span><text:span text:style-name="T1">.</text:span></text:p>
      <text:p text:style-name="P2"/>
      <text:p text:style-name="P1"><text:span text:style-name="T1">2. </text:span><text:span text:style-name="T1">d</text:span><text:span text:style-name="T1">.</text:span></text:p>
      <text:p text:style-name="P2"/>
      <text:p text:style-name="P1"><text:span text:style-name="T1">3. </text:span><text:span text:style-name="T1">cout</text:span><text:span text:style-name="T1"> &lt;&lt; “</text:span><text:span text:style-name="T1">Hello</text:span><text:span text:style-name="T1">!” &lt;&lt; </text:span><text:span text:style-name="T1">endl</text:span><text:span text:style-name="T1"> &lt;&lt; “</text:span><text:span text:style-name="T1">Goodbye</text:span><text:span text:style-name="T1">!”;</text:span></text:p>
      <text:p text:style-name="P1"><text:span text:style-name="T1"><text:s text:c="4"/></text:span><text:span text:style-name="T1">cout</text:span><text:span text:style-name="T1"> &lt;&lt; “</text:span><text:span text:style-name="T1">Hello</text:span><text:span text:style-name="T1">!\</text:span><text:span text:style-name="T1">nGoodbye</text:span><text:span text:style-name="T1">!”;</text:span></text:p>
      <text:p text:style-name="P2"/>
      <text:p text:style-name="P1"><text:span text:style-name="T1">4. <text:s text:c="3"/></text:span><text:span text:style-name="T1">int</text:span><text:span text:style-name="T1"> </text:span><text:span text:style-name="T1">main</text:span><text:span text:style-name="T1">()</text:span></text:p>
      <text:p text:style-name="P2"><text:soft-page-break/><text:s text:c="7"/>{</text:p>
      <text:p text:style-name="P9"><text:span text:style-name="T1">cout</text:span><text:span text:style-name="T1">.</text:span><text:span text:style-name="T1">fill</text:span><text:span text:style-name="T1">(‘</text:span><text:span text:style-name="T1">x</text:span><text:span text:style-name="T1">’);</text:span></text:p>
      <text:p text:style-name="P1"><text:span text:style-name="T1"><text:tab/></text:span><text:span text:style-name="T1">cout</text:span><text:span text:style-name="T1">.</text:span><text:span text:style-name="T1">width</text:span><text:span text:style-name="T1">(16);</text:span></text:p>
      <text:p text:style-name="P1"><text:span text:style-name="T1"><text:tab/></text:span><text:span text:style-name="T1">cout</text:span><text:span text:style-name="T1"> &lt;&lt; </text:span><text:span text:style-name="T1">left</text:span><text:span text:style-name="T1"> &lt;&lt; “</text:span><text:span text:style-name="T1">Programming</text:span><text:span text:style-name="T1">!”;</text:span></text:p>
      <text:p text:style-name="P2"><text:s text:c="7"/>} </text:p>
      <text:p text:style-name="P2"/>
      <text:p text:style-name="P1"><text:span text:style-name="T1">5. </text:span><text:span text:style-name="T1">cout</text:span><text:span text:style-name="T1"> &lt;&lt; </text:span>124 &lt;&lt; “ “ &lt;&lt; 12.376 &lt;&lt; “ z ” &lt;&lt; 1000000 &lt;&lt; <text:s/>“ string”;</text:p>
      <text:p text:style-name="P2"/>
      <text:p text:style-name="P1"><text:span text:style-name="T1">6. </text:span><text:span text:style-name="T1">maroon</text:span><text:span text:style-name="T1"> </text:span><text:span text:style-name="T1">blu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3</meta:editing-cycles>
    <dc:date>2013-07-27T01:29:41.82</dc:date>
    <meta:editing-duration>PT4H31M27S</meta:editing-duration>
    <meta:document-statistic meta:table-count="0" meta:image-count="0" meta:object-count="0" meta:page-count="6" meta:paragraph-count="128" meta:word-count="994" meta:character-count="6017"/>
  </office:meta>
</office:document-meta>
</file>